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ions.has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toString( Locator location , ExpressionContext expression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stitutions.Substitutions( ParsingContext parsingContext , Locator location , String strin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Substitutions( ParsingContext parsingContext , Locator location ,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titutions.get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s.Substitutions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